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font-face-decls>
    <style:font-face style:name="Arial" svg:font-family="Arial"/>
    <style:font-face style:name="Nimbus Mono L" svg:font-family="Nimbus Mono L"/>
    <style:font-face style:name="Sans Serif" svg:font-family="Sans Serif"/>
    <style:font-face style:name="URW Bookman L" svg:font-family="URW Bookman L"/>
    <style:font-face style:name="URW Palladio L" svg:font-family="URW Palladio L"/>
  </office:font-face-decls>
  <office:automatic-styles>
    <style:style style:name="P2" style:parent-style-name="new1" style:family="paragraph" style:master-page-name="Standard">
      <style:paragraph-properties fo:margin-left="0pt" fo:margin-right="0pt" style:page-number="1" style:writing-mode="lr-tb">
        <style:tab-stops>
          <style:tab-stop style:position="566.930116pt" style:type="right" style:leader-type="none"/>
        </style:tab-stops>
      </style:paragraph-properties>
      <style:text-properties/>
    </style:style>
    <style:style style:name="P3" style:parent-style-name="new3" style:family="paragraph" style:master-page-name="Standard">
      <style:paragraph-properties fo:margin-right="1pt" style:page-number="1" style:writing-mode="lr-tb">
        <style:tab-stops>
          <style:tab-stop style:position="55.8629776021036pt" style:type="char" style:char="," style:leader-type="none"/>
        </style:tab-stops>
      </style:paragraph-properties>
      <style:text-properties/>
    </style:style>
    <style:style style:name="P4" style:parent-style-name="Standard" style:family="paragraph" style:master-page-name="Standard">
      <style:paragraph-properties fo:text-align="justify" style:page-number="1" style:writing-mode="lr-tb"/>
      <style:text-properties fo:country="" fo:font-size="9pt" fo:hyphenate="true" fo:language="de" style:font-name="URW Bookman L"/>
    </style:style>
    <style:style style:name="T1" style:family="text">
      <style:text-properties fo:font-style="italic" fo:hyphenate="false"/>
    </style:style>
    <style:style style:name="P5" style:parent-style-name="Standard" style:family="paragraph">
      <style:paragraph-properties fo:text-align="justify" style:writing-mode="lr-tb"/>
      <style:text-properties fo:country="" fo:font-size="9pt" fo:hyphenate="true" fo:language="de" style:font-name="URW Bookman L"/>
    </style:style>
    <style:style style:name="P6" style:parent-style-name="Standard" style:family="paragraph">
      <style:paragraph-properties fo:text-align="justify" style:writing-mode="lr-tb"/>
      <style:text-properties fo:country="" fo:font-size="12pt" fo:hyphenate="true" fo:language="de" style:font-name="Arial"/>
    </style:style>
    <style:style style:name="P7" style:parent-style-name="Standard" style:family="paragraph">
      <style:paragraph-properties fo:text-align="justify" style:writing-mode="lr-tb"/>
      <style:text-properties fo:country="" fo:font-size="8pt" fo:language="de" style:font-name="URW Palladio L"/>
    </style:style>
    <style:style style:name="P8" style:parent-style-name="Standard" style:family="paragraph">
      <style:paragraph-properties fo:margin-left="1.41732529pt" style:writing-mode="lr-tb"/>
      <style:text-properties fo:country="" fo:font-style="italic" fo:language="de" style:font-name="URW Bookman L"/>
    </style:style>
    <style:style style:name="P9" style:parent-style-name="Standard" style:family="paragraph">
      <style:paragraph-properties fo:line-height="90%" fo:text-align="justify" style:writing-mode="lr-tb"/>
      <style:text-properties fo:country="" fo:hyphenate="true" fo:language="de" style:font-name="Nimbus Mono L"/>
    </style:style>
    <style:style style:name="fr1" style:family="graphic">
      <style:graphic-properties fo:background-color="#b05648" fo:border="none" fo:padding-top="34.01580696pt" koffice:frame-behavior-on-new-page="copy" style:horizontal-pos="from-left" style:horizontal-rel="page" style:overflow-behavior="clip" style:protect="size" style:vertical-pos="from-top" style:vertical-rel="page" style:wrap="biggest"/>
    </style:style>
    <style:style style:name="fr2" style:family="graphic">
      <style:graphic-properties fo:background-color="#ffffff" fo:border="none" fo:margin-bottom="0.992127703pt" fo:margin-left="0.992127703pt" fo:margin-right="0.992127703pt" fo:margin-top="0.992127703pt" koffice:frame-behavior-on-new-page="copy" style:horizontal-pos="from-left" style:horizontal-rel="page" style:overflow-behavior="clip" style:protect="content size" style:vertical-pos="from-top" style:vertical-rel="page" style:wrap="none"/>
    </style:style>
  </office:automatic-styles>
  <office:body>
    <office:text>
      <draw:frame draw:name="Headers" draw:style-name="fr1" svg:x="0pt" svg:y="0pt" text:anchor-type="page" text:anchor-page-number="1" draw:z-index="6" svg:width="595.2766218pt" svg:height="70.8662645pt">
        <draw:text-box draw:chain-next-name="Headers-2">
          <text:p text:style-name="P2"><text:tab/>wichtige Tabellen des EWS</text:p>
        </draw:text-box>
      </draw:frame>
      <draw:frame draw:name="Headers-2" draw:style-name="fr1" svg:x="0pt" svg:y="841.89122226pt" text:anchor-type="page" text:anchor-page-number="1" draw:z-index="8" svg:width="595.2766218pt" svg:height="70.8662644999999pt" draw:copy-of="Headers">
        <draw:text-box draw:chain-next-name="Headers-3"/>
      </draw:frame>
      <draw:frame draw:name="Headers-3" draw:style-name="fr1" svg:x="0pt" svg:y="841.89122226pt" text:anchor-type="page" text:anchor-page-number="1" draw:z-index="4" svg:width="595.2766218pt" svg:height="70.8662644999999pt" draw:copy-of="Headers-2">
        <draw:text-box draw:chain-next-name="Headers-4"/>
      </draw:frame>
      <draw:frame draw:name="Headers-4" draw:style-name="fr1" svg:x="0pt" svg:y="841.89122226pt" text:anchor-type="page" text:anchor-page-number="1" draw:z-index="7" svg:width="595.2766218pt" svg:height="70.8662644999999pt" draw:copy-of="Headers-3">
        <draw:text-box/>
      </draw:frame>
      <draw:frame draw:name="Footers" draw:style-name="fr2" svg:x="1.05401844532271pt" svg:y="780.979205262618pt" text:anchor-type="page" text:anchor-page-number="1" draw:z-index="5" svg:width="79.2170963253707pt" svg:height="52.4795417348579pt">
        <draw:text-box>
          <text:p text:style-name="P3"><text:tab text:tab-ref="1"/><text:span><text:page-number text:select-page="current">1</text:page-number></text:span></text:p>
        </draw:text-box>
      </draw:frame>
      <text:p text:style-name="P4"><text:span text:style-name="T1">Namen und Werte</text:span></text:p>
      <text:p text:style-name="P5">Den Werten von Eigenschaften und Fertigkeiten sind Namen zugeordnet.<text:s/></text:p>
      <text:p text:style-name="P6"/>
      <text:p text:style-name="P7">3 ist kaum existent (---)</text:p>
      <text:p text:style-name="P7">6 Mickrig (--)</text:p>
      <text:p text:style-name="P7"/>
      <text:p text:style-name="P7">9 Schwach (-)</text:p>
      <text:p text:style-name="P7">-----</text:p>
      <text:p text:style-name="P7">10 Mäßig (-)</text:p>
      <text:p text:style-name="P7">11 Unter Durchschnitt (±)</text:p>
      <text:p text:style-name="P7">12 Durchschnittlich (±)<text:s/></text:p>
      <text:p text:style-name="P7">13 Über Durchschnitt (±)</text:p>
      <text:p text:style-name="P7">14 Gut (+)</text:p>
      <text:p text:style-name="P7">-----</text:p>
      <text:p text:style-name="P7">15 Sehr Gut (+)</text:p>
      <text:p text:style-name="P7">16 Extrem gut (+)</text:p>
      <text:p text:style-name="P7">17 Ausgezeichnet (++)</text:p>
      <text:p text:style-name="P7">18 Überragend (++)</text:p>
      <text:p text:style-name="P7"/>
      <text:p text:style-name="P7">21 Superb (+++)</text:p>
      <text:p text:style-name="P7">24 Legendär (++++)</text:p>
      <text:p text:style-name="P7">=========================================</text:p>
      <text:p text:style-name="P8">Mindestwürfe</text:p>
      <text:p text:style-name="P5"><?opendocument cursor-position?>Schwierigkeiten und Erfolgswahrscheinlichkeit für einen Charakter mit durchschnittlicher Fertigkeit oder durchschnittlichem Attribut (12) für bestimmte Mindestwürfe:</text:p>
      <text:p text:style-name="P9"/>
      <text:p text:style-name="P9">3 ist lächerlich (99,5%)</text:p>
      <text:p text:style-name="P9">6 routine (97%)</text:p>
      <text:p text:style-name="P9">9 einfach (83%)</text:p>
      <text:p text:style-name="P9">12 fordernd (50%)</text:p>
      <text:p text:style-name="P9">15 schwer (33%)</text:p>
      <text:p text:style-name="P9">18 sehr schwer (17%)</text:p>
      <text:p text:style-name="P9">21 extrem schwer (3%)</text:p>
      <text:p text:style-name="P9">24 eine legendäre Herausforderung (0,5%)</text:p>
      <text:p text:style-name="P6"/>
      <text:p text:style-name="P5">Die meisten Aufgaben in einem normalen Job sind für normale Arbeiter einfach (9).</text:p>
      <text:p text:style-name="P7">=========================================</text:p>
      <text:p text:style-name="P8">Machtniveaus mit Werten</text:p>
      <text:p text:style-name="P5">Schema: Eig., Ferti. und Beruf, Merkmale.<text:s/></text:p>
      <text:p text:style-name="P5">(Eig, Fert|Ber, Merk)</text:p>
      <text:p text:style-name="P5">+ entspricht sehr gut</text:p>
      <text:p text:style-name="P5">± durchschnittlich</text:p>
      <text:p text:style-name="P5">- ist schwach</text:p>
      <text:p text:style-name="P5">1: In der Gosse/Spiel ganz unten: (-, +-|-, -)</text:p>
      <text:p text:style-name="P5">- 2: Zwischen den Klassen: (+, 2+|±, 2+)</text:p>
      <text:p text:style-name="P5">- 3: Angehende Helden: (2+, 2+|±, 2+)</text:p>
      <text:p text:style-name="P5">- 4: Erfahrene Helden: (3+, 3+|2±, 3+)</text:p>
      <text:p text:style-name="P5">- 5: Beweger: (4+, 4+|4±, 4+)</text:p>
      <text:p text:style-name="P5">- 6: Mächtige unter den Mächtigen: (6+, 6+|6±, 6+)</text:p>
      <text:p text:style-name="P5">- 7: Halbgötter: (10+, 10+|10±, 10+)</text:p>
      <text:p text:style-name="P5"/>
      <text:p text:style-name="P5"/>
      <text:p text:style-name="P8">Heilung</text:p>
      <text:p text:style-name="P5">Ein Charakter heilt pro Woche TP in Höhe seiner Wundschwelle.<text:s/></text:p>
      <text:p text:style-name="P5"/>
      <text:p text:style-name="P8">Einfluss der Heilungsumstände</text:p>
      <text:p text:style-name="P5">Die Modifikatoren werden auf die normale Heilung von WS -2 TP pro Woche angerechnet.<text:s/></text:p>
      <text:p text:style-name="P5"/>
      <text:p text:style-name="P5">Aktivität:<text:s/></text:p>
      <text:p text:style-name="P5">* Schiffsreise: -1 TP</text:p>
      <text:p text:style-name="P5">* In Kutsche auf guten Straßen: -2 TP</text:p>
      <text:p text:style-name="P5">* Zu Pferde/schlechte Kutsche: -3 TP</text:p>
      <text:p text:style-name="P5">* Gewaltmarsch: -4 TP</text:p>
      <text:p text:style-name="P5"/>
      <text:p text:style-name="P5">Umstand:<text:s/></text:p>
      <text:p text:style-name="P5">* Feldlazarett: +0<text:s/></text:p>
      <text:p text:style-name="P5">* Im Bett in Ruhe mit Kräutern: +1<text:s/></text:p>
      <text:p text:style-name="P5">* Modernes Krankenhaus: +2TP</text:p>
      <text:p text:style-name="P5">* nahe Zukunft: +3 TP</text:p>
      <text:p text:style-name="P5">* ferne Zukunft: +6 TP</text:p>
      <text:p text:style-name="P5">* Ultra-Tech: +12 TP</text:p>
      <text:p text:style-name="P7">=========================================</text:p>
      <text:p text:style-name="P8">Beispielwaffen:<text:s/></text:p>
      <text:p text:style-name="P5">Nahkampf:<text:s/></text:p>
      <text:p text:style-name="P5">Stab: 4</text:p>
      <text:p text:style-name="P5">Dolch: 2</text:p>
      <text:p text:style-name="P5">Schwert: 4</text:p>
      <text:p text:style-name="P5">Kriegshammer: 8</text:p>
      <text:p text:style-name="P5">Doppelaxt: 10</text:p>
      <text:p text:style-name="P5">Laserschwert: 36</text:p>
      <text:p text:style-name="P5"/>
      <text:p text:style-name="P5">Fernkampf:<text:s/></text:p>
      <text:p text:style-name="P5">Bogen: 4</text:p>
      <text:p text:style-name="P5">Pistole: 4</text:p>
      <text:p text:style-name="P5">- 9MM: 8</text:p>
      <text:p text:style-name="P5">Jagdgewehr: 16</text:p>
      <text:p text:style-name="P5">Laserpistole*: 4/Ladung</text:p>
      <text:p text:style-name="P5">Blaster (20 Lad.): 16</text:p>
      <text:p text:style-name="P5">Blastergewehr: 24</text:p>
      <text:p text:style-name="P5"/>
      <text:p text:style-name="P5">*: Zahl der Ladungen von 1 bis "bleibender Strahl" (20/s) einstellbar. 100 Ladungen in der Energiezelle.<text:s/></text:p>
      <text:p text:style-name="P5"/>
      <text:p text:style-name="P8">Rüstungsbeispiele:<text:s/></text:p>
      <text:p text:style-name="P5">Name: Schutz</text:p>
      <text:p text:style-name="P5">Ledermantel: 2</text:p>
      <text:p text:style-name="P5">Lederrüstung: 2</text:p>
      <text:p text:style-name="P5">Kettenhemd: 4-5</text:p>
      <text:p text:style-name="P5">Gestechrüstung: 7</text:p>
      <text:p text:style-name="P5">Kugels. Weste: 8*/2</text:p>
      <text:p text:style-name="P5">leichte Panz.**: 20</text:p>
      <text:p text:style-name="P5"/>
      <text:p text:style-name="P5">* Gegen Kugeln</text:p>
      <text:p text:style-name="P5">** Space Marines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koffice="http://www.koffice.org/2005/" xmlns:dc="http://purl.org/dc/elements/1.1/" xmlns:xlink="http://www.w3.org/1999/xlink">
  <office:styles>
    <style:default-style style:family="paragraph">
      <style:paragraph-properties style:tab-stop-distance="42.5197587pt"/>
    </style:default-style>
    <style:style style:name="Standard" style:display-name="Standard" style:family="paragraph">
      <style:paragraph-properties fo:background-color="transparent" fo:line-height="100%" fo:margin-bottom="0pt" fo:margin-left="0pt" fo:margin-right="0pt" fo:margin-top="0pt" fo:text-align="left" fo:text-indent="0pt">
        <style:tab-stops/>
      </style:paragraph-properties>
      <style:text-properties fo:background-color="transparent" fo:color="#000000" fo:country="US" fo:font-size="10pt" fo:font-style="normal" fo:font-variant="normal" fo:font-weight="normal" fo:hyphenate="false" fo:language="en" fo:text-shadow="none" fo:text-transform="none" style:font-name="Sans Serif" style:text-line-through-style="none" style:text-line-through-type="none" style:text-position="0%" style:text-underline-color="font-color" style:text-underline-mode="continuous" style:text-underline-style="none" style:text-underline-type="none"/>
    </style:style>
    <style:style style:name="U2" style:parent-style-name="Standard" style:default-outline-level="1" style:display-name="Head 1" style:family="paragraph" style:list-style-name="L1" style:next-style-name="Standard">
      <style:paragraph-properties/>
      <style:text-properties fo:font-size="20pt" fo:font-weight="bold"/>
    </style:style>
    <style:style style:name="U3" style:parent-style-name="Standard" style:default-outline-level="2" style:display-name="Head 2" style:family="paragraph" style:list-style-name="L2" style:next-style-name="Standard">
      <style:paragraph-properties/>
      <style:text-properties fo:font-size="16pt" fo:font-weight="bold"/>
    </style:style>
    <style:style style:name="U4" style:parent-style-name="Standard" style:default-outline-level="3" style:display-name="Head 3" style:family="paragraph" style:list-style-name="L3" style:next-style-name="Standard">
      <style:paragraph-properties/>
      <style:text-properties fo:font-size="12pt" fo:font-weight="bold"/>
    </style:style>
    <style:style style:name="U5" style:parent-style-name="Standard" style:display-name="Enumerated List" style:family="paragraph" style:list-style-name="L4">
      <style:paragraph-properties/>
      <style:text-properties/>
    </style:style>
    <style:style style:name="U6" style:parent-style-name="Standard" style:display-name="Alphabetical List" style:family="paragraph" style:list-style-name="L5">
      <style:paragraph-properties/>
      <style:text-properties/>
    </style:style>
    <style:style style:name="U7" style:parent-style-name="Standard" style:display-name="Bullet List" style:family="paragraph" style:list-style-name="L6">
      <style:paragraph-properties/>
      <style:text-properties/>
    </style:style>
    <style:style style:name="new1" style:parent-style-name="Standard" style:display-name="Header" style:family="paragraph" style:next-style-name="Standard">
      <style:paragraph-properties fo:border-bottom="2pt solid #ffffff" fo:margin-left="28.3465058pt" fo:margin-right="28.3465058pt"/>
      <style:text-properties fo:color="#ffffff" fo:font-size="14pt"/>
    </style:style>
    <style:style style:name="new2" style:parent-style-name="Standard" style:display-name="Footer" style:family="paragraph" style:next-style-name="Standard">
      <style:paragraph-properties fo:margin-right="28.3465058pt"/>
      <style:text-properties fo:color="#b05648" fo:font-size="14pt"/>
    </style:style>
    <style:style style:name="new3" style:parent-style-name="Standard" style:display-name="Footer-Numbering" style:family="paragraph">
      <style:paragraph-properties fo:margin-right="28.3465058pt"/>
      <style:text-properties fo:color="#b05648" fo:font-size="18pt"/>
    </style:style>
    <style:style style:name="Plain" style:display-name="Plain" style:family="graphic">
      <style:graphic-properties fo:background-color="#ffffff" fo:border="none"/>
    </style:style>
    <style:style style:name="fr3" style:display-name="Borders 1" style:family="graphic">
      <style:graphic-properties fo:background-color="#ffffff" fo:border="1pt solid #000000"/>
    </style:style>
    <style:style style:name="fr4" style:display-name="Borders 2" style:family="graphic">
      <style:graphic-properties fo:background-color="#ffffff" fo:border="2pt solid #000000"/>
    </style:style>
    <style:style style:name="fr5" style:display-name="Borders 3" style:family="graphic">
      <style:graphic-properties fo:background-color="#ffffff" fo:border="3pt solid #000000"/>
    </style:style>
    <style:style style:name="Row" style:display-name="Row" style:family="graphic">
      <style:graphic-properties fo:background-color="#ffffff" fo:border-bottom="1pt solid #000000" fo:border-left="none" fo:border-right="none" fo:border-top="1pt solid #000000"/>
    </style:style>
    <style:style style:name="Column" style:display-name="Column" style:family="graphic">
      <style:graphic-properties fo:background-color="#ffffff" fo:border-bottom="none" fo:border-left="1pt solid #000000" fo:border-right="1pt solid #000000" fo:border-top="none"/>
    </style:style>
    <style:style style:name="fr6" style:display-name="Light Gray" style:family="graphic">
      <style:graphic-properties fo:background-color="#d3d3d3" fo:border="1pt solid #000000"/>
    </style:style>
    <style:style style:name="fr7" style:display-name="Dark Gray" style:family="graphic">
      <style:graphic-properties fo:background-color="#a9a9a9" fo:border="1pt solid #000000"/>
    </style:style>
    <style:style style:name="Black" style:display-name="Black" style:family="graphic">
      <style:graphic-properties fo:background-color="#000000" fo:border="1pt solid #000000"/>
    </style:style>
    <style:style style:name="fr8" style:display-name="Light Blue" style:family="graphic">
      <style:graphic-properties fo:background-color="#add8e6" fo:border="1pt solid #000000"/>
    </style:style>
    <style:style style:name="fr9" style:display-name="Dark Blue" style:family="graphic">
      <style:graphic-properties fo:background-color="#00008b" fo:border="1pt solid #000000"/>
    </style:style>
    <style:style style:name="Red" style:display-name="Red" style:family="graphic">
      <style:graphic-properties fo:background-color="#ff0000" fo:border="1pt solid #000000"/>
    </style:style>
    <style:style style:name="Yellow" style:display-name="Yellow" style:family="graphic">
      <style:graphic-properties fo:background-color="#ffff00" fo:border="1pt solid #000000"/>
    </style:style>
    <style:style style:name="Colorful" style:display-name="Colorful" style:family="graphic">
      <style:graphic-properties fo:background-color="#ffff00" fo:border="1pt solid #ff0000"/>
    </style:style>
    <style:style style:name="Bluish" style:display-name="Bluish" style:family="graphic">
      <style:graphic-properties fo:background-color="#add8e6" fo:border="1pt solid #00008b"/>
    </style:style>
    <text:list-style style:name="L1" style:display-name="Numbering Style for Head 1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2" style:display-name="Numbering Style for Head 2">
      <text:list-level-style-number text:level="2" text:display-levels="2" style:num-format="1" style:num-prefix="" style:num-suffix=".">
        <style:list-level-properties fo:text-align="start"/>
      </text:list-level-style-number>
    </text:list-style>
    <text:list-style style:name="L3" style:display-name="Numbering Style for Head 3">
      <text:list-level-style-number text:level="3" text:display-levels="3" style:num-format="1" style:num-prefix="" style:num-suffix=".">
        <style:list-level-properties fo:text-align="start"/>
      </text:list-level-style-number>
    </text:list-style>
    <text:list-style style:name="L4" style:display-name="Numbering Style for Enumerated List">
      <text:list-level-style-number text:level="1" text:display-levels="1" style:num-format="1" style:num-prefix="" style:num-suffix=".">
        <style:list-level-properties fo:text-align="start"/>
      </text:list-level-style-number>
    </text:list-style>
    <text:list-style style:name="L5" style:display-name="Numbering Style for Alphabetical List">
      <text:list-level-style-number text:level="1" text:display-levels="1" style:num-format="a" style:num-prefix="" style:num-suffix=")">
        <style:list-level-properties fo:text-align="start"/>
      </text:list-level-style-number>
    </text:list-style>
    <text:list-style style:name="L6" style:display-name="Numbering Style for Bullet List">
      <text:list-level-style-bullet text:level="1" text:bullet-char="●" style:num-prefix="" style:num-suffix="">
        <style:list-level-properties fo:text-align="start"/>
      </text:list-level-style-bullet>
    </text:list-style>
    <text:outline-style>
      <text:outline-level-style text:level="1" text:display-levels="1" style:num-format="1" style:num-prefix="" style:num-suffix=".">
        <style:list-level-properties fo:text-align="start"/>
      </text:outline-level-style>
      <text:outline-level-style text:level="2" text:display-levels="2" style:num-format="1" style:num-prefix="" style:num-suffix=".">
        <style:list-level-properties fo:text-align="start"/>
      </text:outline-level-style>
      <text:outline-level-style text:level="3" text:display-levels="3" style:num-format="1" style:num-prefix="" style:num-suffix=".">
        <style:list-level-properties fo:text-align="start"/>
      </text:outline-level-style>
    </text:outline-style>
    <text:notes-configuration text:note-class="footnote" style:num-format="" style:num-prefix="" style:num-suffix="" text:footnotes-position="page" text:start-numbering-at="document"/>
    <text:notes-configuration text:note-class="endnote" style:num-format="i" style:num-prefix="" style:num-suffix="" text:start-numbering-at="document"/>
  </office:styles>
  <office:automatic-styles>
    <style:page-layout style:name="pm1" style:page-usage="all">
      <style:page-layout-properties fo:border="none" fo:margin-bottom="42.5197587pt" fo:margin-left="85.0395174pt" fo:margin-right="56.6930116pt" fo:margin-top="99.2127703pt" fo:page-height="841.89122226pt" fo:page-width="595.2766218pt" style:print-orientation="portrait">
        <style:columns fo:column-count="2" fo:column-gap="17.00790348pt"/>
        <style:footnote-sep style:adjustment="left" style:width="2pt" style:rel-width="20%" style:line-style="solid"/>
      </style:page-layout-properties>
      <style:footer-style>
        <style:header-footer-properties fo:min-height="0pt" fo:margin-top="10.0063165474pt"/>
      </style:footer-style>
    </style:page-layout>
    <style:style style:name="P1" style:parent-style-name="new2" style:family="paragraph" style:master-page-name="Standard">
      <style:paragraph-properties style:page-number="1" style:writing-mode="lr-tb"/>
      <style:text-properties/>
    </style:style>
  </office:automatic-styles>
  <office:master-styles>
    <style:master-page style:name="Standard" style:page-layout-name="pm1">
      <style:footer>
        <text:p text:style-name="P1"><text:span><text:title>Alter Title in Document Information</text:titl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>
  <office:meta>
    <meta:generator>KOffice/1.6.1</meta:generator>
    <meta:initial-creator>Unknown</meta:initial-creator>
    <meta:editing-cycles>1</meta:editing-cycles>
    <dc:date>2007-03-15T12:19:46</dc:date>
    <dc:creator>Arne Babenhauserheide</dc:creator>
    <meta:user-defined meta:name="telephone">01635804532</meta:user-defined>
    <meta:user-defined meta:name="telephone-work">062213375292</meta:user-defined>
    <meta:user-defined meta:name="country">Deutschland</meta:user-defined>
    <meta:user-defined meta:name="postal-code">69126</meta:user-defined>
    <meta:user-defined meta:name="city">Heidelberg</meta:user-defined>
    <meta:user-defined meta:name="street">Punkerstr. 11</meta:user-defined>
  </office:meta>
</office:document-meta>
</file>